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ea0a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8d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3934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3b7ae" officeooo:paragraph-rsid="0063b7a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3934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63b7a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aa774" officeooo:paragraph-rsid="00428da7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a911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a911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6a911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61fae4" officeooo:paragraph-rsid="0061fae4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6344bf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428da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6344b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4e2cc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344bf" officeooo:paragraph-rsid="006344b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3d874" officeooo:paragraph-rsid="0053d874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60db94" officeooo:paragraph-rsid="0060db94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rsid="0061fae4" officeooo:paragraph-rsid="0061fae4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officeooo:rsid="005eefe6" officeooo:paragraph-rsid="005eefe6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d464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428da7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6344bf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4d464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63b7ae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6344bf"/>
    </style:style>
    <style:style style:name="P36" style:family="paragraph" style:parent-style-name="Standard" style:list-style-name="L9">
      <style:paragraph-properties fo:text-align="start" style:justify-single-word="false"/>
      <style:text-properties officeooo:paragraph-rsid="006344b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344bf" officeooo:paragraph-rsid="006344b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cdde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1fae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2f40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344bf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aa774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3b7a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54ab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9110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965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7eb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d15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c0bd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c87d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d140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1fae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344b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ae290" style:font-size-asian="12pt" style:font-weight-asian="bold" style:font-size-complex="12pt" style:font-weight-complex="bold"/>
    </style:style>
    <style:style style:name="T28" style:family="text">
      <style:text-properties officeooo:rsid="00428da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c7fe8" style:font-weight-asian="bold" style:font-weight-complex="bold"/>
    </style:style>
    <style:style style:name="T31" style:family="text">
      <style:text-properties fo:font-weight="bold" officeooo:rsid="0053e0b2" style:font-weight-asian="bold" style:font-weight-complex="bold"/>
    </style:style>
    <style:style style:name="T32" style:family="text">
      <style:text-properties fo:font-weight="bold" officeooo:rsid="00592a49" style:font-weight-asian="bold" style:font-weight-complex="bold"/>
    </style:style>
    <style:style style:name="T33" style:family="text">
      <style:text-properties fo:font-weight="bold" officeooo:rsid="005d1405" style:font-weight-asian="bold" style:font-weight-complex="bold"/>
    </style:style>
    <style:style style:name="T34" style:family="text">
      <style:text-properties fo:font-weight="bold" officeooo:rsid="006344bf" style:font-weight-asian="bold" style:font-weight-complex="bold"/>
    </style:style>
    <style:style style:name="T35" style:family="text">
      <style:text-properties fo:font-weight="bold" officeooo:rsid="0061fae4" style:font-weight-asian="bold" style:font-weight-complex="bold"/>
    </style:style>
    <style:style style:name="T36" style:family="text">
      <style:text-properties fo:font-weight="bold" officeooo:rsid="006ae290" style:font-weight-asian="bold" style:font-weight-complex="bold"/>
    </style:style>
    <style:style style:name="T37" style:family="text">
      <style:text-properties fo:font-weight="bold" officeooo:rsid="006c69e1" style:font-weight-asian="bold" style:font-weight-complex="bold"/>
    </style:style>
    <style:style style:name="T38" style:family="text">
      <style:text-properties officeooo:rsid="004c7fe8"/>
    </style:style>
    <style:style style:name="T39" style:family="text">
      <style:text-properties officeooo:rsid="004fa431"/>
    </style:style>
    <style:style style:name="T40" style:family="text">
      <style:text-properties officeooo:rsid="0053c9f3"/>
    </style:style>
    <style:style style:name="T41" style:family="text">
      <style:text-properties officeooo:rsid="0053e0b2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28da7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6c69e1" style:font-size-asian="12pt" style:font-weight-asian="bold" style:font-size-complex="12pt" style:font-weight-complex="bold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ef25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28da7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5aa774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260a5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61fae4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6c69e1" style:font-size-asian="12pt" style:font-weight-asian="normal" style:font-size-complex="12pt" style:font-weight-complex="normal"/>
    </style:style>
    <style:style style:name="T53" style:family="text">
      <style:text-properties officeooo:rsid="0053f5ec"/>
    </style:style>
    <style:style style:name="T54" style:family="text">
      <style:text-properties officeooo:rsid="0061fae4"/>
    </style:style>
    <style:style style:name="T55" style:family="text">
      <style:text-properties officeooo:rsid="006344bf"/>
    </style:style>
    <style:style style:name="T56" style:family="text">
      <style:text-properties officeooo:rsid="005d1405"/>
    </style:style>
    <style:style style:name="T57" style:family="text">
      <style:text-properties officeooo:rsid="0035db3e"/>
    </style:style>
    <style:style style:name="T58" style:family="text">
      <style:text-properties officeooo:rsid="006ae2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5">5</text:span><text:span text:style-name="T23">0</text:span><text:span text:style-name="T16">2</text:span><text:span text:style-name="T14"> - </text:span><text:span text:style-name="T17">A/G</text:span><text:span text:style-name="T18"> - </text:span><text:span text:style-name="T16">Cannon</text:span><text:span text:style-name="T19">, </text:span><text:span text:style-name="T20">Rockets, </text:span><text:span text:style-name="T16">Laser Guided Missiles</text:span></text:p>
      <text:p text:style-name="P1"/>
      <text:p text:style-name="P1">All</text:p>
      <text:list text:style-name="L1">
        <text:list-item>
          <text:p text:style-name="P14">Trigger fires everything</text:p>
        </text:list-item>
        <text:list-item>
          <text:p text:style-name="P15">Press <text:span text:style-name="T37">Index Hat Down</text:span> to set <text:span text:style-name="T29">A/G Master Mode</text:span></text:p>
        </text:list-item>
        <text:list-item>
          <text:p text:style-name="P31"><text:span text:style-name="T3">Press </text:span><text:span text:style-name="T21">Lower Gray </text:span><text:span text:style-name="T22">Button</text:span><text:span text:style-name="T3"> to </text:span><text:span text:style-name="T21">cycle weapons</text:span></text:p>
        </text:list-item>
        <text:list-item>
          <text:p text:style-name="P31"><text:span text:style-name="T3">Selected weapon is shown in the </text:span><text:span text:style-name="T26">Weapon Status Panel</text:span><text:span text:style-name="T3"> </text:span><text:span text:style-name="T9">(left </text:span><text:span text:style-name="T8">console forward</text:span><text:span text:style-name="T9">) </text:span><text:span text:style-name="T3">with lights and letters:</text:span></text:p>
          <text:list>
            <text:list-item>
              <text:p text:style-name="P37"><text:span text:style-name="T3">S</text:span><text:span text:style-name="T1">elected pylon is indicated with lights.</text:span></text:p>
            </text:list-item>
            <text:list-item>
              <text:p text:style-name="P19"><text:span text:style-name="T29">Б</text:span> <text:span text:style-name="T28">=</text:span> bombs</text:p>
            </text:list-item>
            <text:list-item>
              <text:p text:style-name="P19"><text:span text:style-name="T29">УР</text:span> <text:span text:style-name="T28">=</text:span> missiles</text:p>
            </text:list-item>
            <text:list-item>
              <text:p text:style-name="P19"><text:span text:style-name="T29">НРС</text:span> <text:span text:style-name="T28">= </text:span>rockets</text:p>
            </text:list-item>
            <text:list-item>
              <text:p text:style-name="P19"><text:span text:style-name="T29">ВПУ</text:span> <text:span text:style-name="T28">= gun, remaining rounds shown in the l</text:span>ower right of the panel: <text:span text:style-name="T29">К</text:span> <text:span text:style-name="T28">= </text:span>full, <text:span text:style-name="T28">then </text:span><text:span text:style-name="T36">3/4</text:span><text:span text:style-name="T58">, </text:span><text:span text:style-name="T29">1/2</text:span>, <text:span text:style-name="T29">1/4</text:span></text:p>
            </text:list-item>
          </text:list>
        </text:list-item>
        <text:list-item>
          <text:p text:style-name="P15">Press <text:span text:style-name="T37">Paddle Lever</text:span> to toggle <text:span text:style-name="T29">laser on/off</text:span>.</text:p>
        </text:list-item>
        <text:list-item>
          <text:p text:style-name="P15"><text:span text:style-name="T29">Green light</text:span> to <text:span text:style-name="T29">left</text:span> of gunsight glass is <text:span text:style-name="T29">on</text:span> when <text:span text:style-name="T29">laser is on</text:span> <text:span text:style-name="T39">(flashing means laser is cooling down).</text:span></text:p>
        </text:list-item>
        <text:list-item>
          <text:p text:style-name="P15"><text:span text:style-name="T29">Red light</text:span> <text:span text:style-name="T55">to </text:span><text:span text:style-name="T34">left</text:span><text:span text:style-name="T55"> of gunsight glass (</text:span><text:span text:style-name="T53">under the green light</text:span><text:span text:style-name="T55">)</text:span> means you're <text:span text:style-name="T29">too close</text:span> to fire.</text:p>
        </text:list-item>
        <text:list-item>
          <text:p text:style-name="P15"><text:span text:style-name="T29">Orange light</text:span> to <text:span text:style-name="T29">right</text:span> of gunsight glass means <text:span text:style-name="T29">Launch Authorized</text:span>.</text:p>
        </text:list-item>
        <text:list-item>
          <text:p text:style-name="P20"><text:span text:style-name="T29">Range arc</text:span> around pipper shows range to target, near at top and far at bottom.</text:p>
          <text:list>
            <text:list-item>
              <text:p text:style-name="P22">3 o'clock position is 3000 m, longer lines are 1000 m increments, shorter lines are 500 m and 250 m increments.</text:p>
            </text:list-item>
            <text:list-item>
              <text:p text:style-name="P20"><text:span text:style-name="T29">Thicker portion</text:span> is <text:span text:style-name="T29">effective range</text:span> for selected weapon.</text:p>
            </text:list-item>
          </text:list>
        </text:list-item>
        <text:list-item>
          <text:p text:style-name="P21"><text:span text:style-name="T31">Bank indicator</text:span><text:span text:style-name="T41"> is the t</text:span>riangle at the top of the pipper.</text:p>
        </text:list-item>
        <text:list-item>
          <text:p text:style-name="P23">Adjust gunsight glass up/down with <text:span text:style-name="T29">Middle Finger Hat up/down</text:span>.</text:p>
        </text:list-item>
      </text:list>
      <text:p text:style-name="P2"/>
      <text:p text:style-name="P3">Cannon</text:p>
      <text:list xml:id="list2263002277" text:style-name="L2">
        <text:list-item>
          <text:p text:style-name="P16">Press <text:span text:style-name="T32">Gray Reset Hat back</text:span> to <text:span text:style-name="T29">toggle cannon on</text:span><text:span text:style-name="T36">/off</text:span>.</text:p>
        </text:list-item>
        <text:list-item>
          <text:p text:style-name="P24">Press <text:span text:style-name="T29">Pinky Button</text:span> to toggle <text:span text:style-name="T29">laser on</text:span>.</text:p>
        </text:list-item>
        <text:list-item>
          <text:p text:style-name="P16">Press <text:span text:style-name="T29">Trigger</text:span> to fire. <text:s/><text:span text:style-name="T38">Fires in short bursts</text:span>.</text:p>
        </text:list-item>
      </text:list>
      <text:list text:style-name="L3">
        <text:list-item>
          <text:list>
            <text:list-item>
              <text:p text:style-name="P32"><text:span text:style-name="T6">Press </text:span><text:span text:style-name="T25">shift-Flip</text:span><text:span text:style-name="T27">-d</text:span><text:span text:style-name="T25">own Trigger</text:span><text:span text:style-name="T6"> to toggle burst or continuous fire. <text:s/></text:span><text:span text:style-name="T26">ОТСЕЧКА</text:span><text:span text:style-name="T8"> switch on Weapons Control Panel (instrument panel lower left) indicates setting: up = burst, down = continuous.</text:span></text:p>
            </text:list-item>
          </text:list>
        </text:list-item>
      </text:list>
      <text:list xml:id="list221407949114481" text:continue-list="list2263002277" text:style-name="L2">
        <text:list-item>
          <text:p text:style-name="P24">Press <text:span text:style-name="T29">Pinky Button</text:span> to toggle <text:span text:style-name="T29">laser off</text:span>.</text:p>
        </text:list-item>
      </text:list>
      <text:p text:style-name="P5"/>
      <text:p text:style-name="P6">Rockets</text:p>
      <text:list text:style-name="L4">
        <text:list-item>
          <text:p text:style-name="P27"><text:span text:style-name="T46">S</text:span><text:span text:style-name="T45">ome rockets ripple fire continuously while the trigger is held, others fire singly.</text:span></text:p>
          <text:list>
            <text:list-item>
              <text:p text:style-name="P27"><text:span text:style-name="T45">Ripple fire: S-5</text:span><text:span text:style-name="T51">KO</text:span><text:span text:style-name="T45">, S-8</text:span><text:span text:style-name="T51">KOM, S-8OFP2</text:span><text:span text:style-name="T45">, S-13</text:span><text:span text:style-name="T51">-OF</text:span><text:span text:style-name="T45">, S</text:span><text:span text:style-name="T51">-25-O</text:span></text:p>
            </text:list-item>
            <text:list-item>
              <text:p text:style-name="P25">Single fire: S-24B, S-25-OFM</text:p>
            </text:list-item>
          </text:list>
        </text:list-item>
        <text:list-item>
          <text:p text:style-name="P25">Selected weapon changes automatically when all currently selected weapons are empty; automatic selection goes outboard to inboard.</text:p>
        </text:list-item>
      </text:list>
      <text:list xml:id="list3909808651" text:style-name="L5">
        <text:list-item>
          <text:p text:style-name="P28"><text:span text:style-name="T46">S</text:span><text:span text:style-name="T45">elect pylon with </text:span><text:span text:style-name="T42">Lower Gray Button</text:span><text:span text:style-name="T45">.</text:span></text:p>
        </text:list-item>
        <text:list-item>
          <text:p text:style-name="P29"><text:span text:style-name="T46">(</text:span><text:span text:style-name="T45">optional) Toggle </text:span><text:span text:style-name="T42">Salvo</text:span><text:span text:style-name="T45"> mode with</text:span><text:span text:style-name="T42"> </text:span><text:span text:style-name="T44">Shift-Dish Up</text:span><text:span text:style-name="T45">. <text:s/>T</text:span><text:span text:style-name="T50">oggles firing one pair of pods at a time or all pods simultaneously</text:span><text:span text:style-name="T45">. <text:s/>There is </text:span><text:span text:style-name="T42">no indicator</text:span><text:span text:style-name="T45"> in the cockpit to tell whether Salvo mode is on or off.</text:span></text:p>
        </text:list-item>
        <text:list-item>
          <text:p text:style-name="P26">Press <text:span text:style-name="T37">Paddle</text:span> to toggle <text:span text:style-name="T29">laser on</text:span>.</text:p>
        </text:list-item>
        <text:list-item>
          <text:p text:style-name="P30"><text:span text:style-name="T46">Put pipper on the target, </text:span><text:span text:style-name="T48">hold </text:span><text:span text:style-name="T43">Trigger</text:span><text:span text:style-name="T47"> to fire</text:span><text:span text:style-name="T49"> continuously</text:span><text:span text:style-name="T46">.</text:span></text:p>
        </text:list-item>
      </text:list>
      <text:list text:style-name="L6">
        <text:list-item>
          <text:list>
            <text:list-item>
              <text:p text:style-name="P33"><text:span text:style-name="T24">Rockets fire very quickly</text:span><text:span text:style-name="T2">, </text:span><text:span text:style-name="T4">about 1.3 seconds per pod </text:span><text:span text:style-name="T5">for S-8s</text:span><text:span text:style-name="T4">,</text:span><text:span text:style-name="T2"> use short bursts.</text:span></text:p>
            </text:list-item>
          </text:list>
        </text:list-item>
      </text:list>
      <text:list xml:id="list221407947002839" text:continue-list="list3909808651" text:style-name="L5">
        <text:list-item>
          <text:p text:style-name="P26"><text:span text:style-name="T56">Press </text:span><text:span text:style-name="T37">Paddle</text:span><text:span text:style-name="T56"> to toggle laser o</text:span>ff<text:span text:style-name="T56">.</text:span></text:p>
        </text:list-item>
      </text:list>
      <text:p text:style-name="P8"/>
      <text:p text:style-name="P7">Notes on rocket types</text:p>
      <text:list text:style-name="L7">
        <text:list-item>
          <text:p text:style-name="P34"><text:span text:style-name="T10">S-8KOM can knock out tanks</text:span><text:span text:style-name="T12"> (with direct hits)</text:span><text:span text:style-name="T10">, S-8OFP2 cannot</text:span><text:span text:style-name="T11">, but both can kill light armor (BMP equivalent)??</text:span></text:p>
        </text:list-item>
      </text:list>
      <text:p text:style-name="P9"/>
      <text:p text:style-name="P4">Laser guided missiles</text:p>
      <text:list text:style-name="L8">
        <text:list-item>
          <text:p text:style-name="P17">When starting attack run, <text:span text:style-name="T55">p</text:span><text:span text:style-name="T54">ress </text:span><text:span text:style-name="T37">Paddle</text:span><text:span text:style-name="T54"> to toggle </text:span><text:span text:style-name="T35">laser on</text:span><text:span text:style-name="T54">.</text:span></text:p>
        </text:list-item>
        <text:list-item>
          <text:p text:style-name="P18">With laser on, use <text:span text:style-name="T29">TDC </text:span><text:span text:style-name="T30">slew</text:span> to slew crosshairs onto target visually<text:span text:style-name="T55">, or maneuver the plane to get the crosshairs near the target.</text:span></text:p>
        </text:list-item>
        <text:list-item>
          <text:p text:style-name="P35"><text:span text:style-name="T3">Press </text:span><text:span text:style-name="T21">TDC press</text:span><text:span text:style-name="T3"> to </text:span><text:span text:style-name="T21">ground lock</text:span><text:span text:style-name="T3">, </text:span><text:span text:style-name="T13">then</text:span><text:span text:style-name="T3"> adjust slew as needed. <text:s/></text:span><text:span text:style-name="T7">While slewing, </text:span><text:span text:style-name="T8">crosshairs are not ground locked</text:span><text:span text:style-name="T7">, making it tricky to adjust.</text:span><text:span text:style-name="T8"> <text:s/></text:span><text:span text:style-name="T7">Ideally, plane should be trimmed and as stable as possible</text:span><text:span text:style-name="T8"> during attack run.</text:span></text:p>
        </text:list-item>
        <text:list-item>
          <text:p text:style-name="P18"><text:span text:style-name="T40">When in range, p</text:span>ress and hold <text:span text:style-name="T29">Trigger</text:span> to fire.</text:p>
        </text:list-item>
      </text:list>
      <text:list text:style-name="L9">
        <text:list-item>
          <text:list>
            <text:list-item>
              <text:p text:style-name="P36"><text:span text:style-name="T26">IMPORTANT</text:span><text:span text:style-name="T8"> Laser guided weapons </text:span><text:span text:style-name="T26">will not fire</text:span><text:span text:style-name="T8"> if you are closer than the minimum range. <text:s/></text:span><text:span text:style-name="T26">Orange</text:span><text:span text:style-name="T8"> "Launch Authorized" light to </text:span><text:span text:style-name="T26">right</text:span><text:span text:style-name="T8"> of gunsight </text:span><text:span text:style-name="T26">must be lit</text:span><text:span text:style-name="T8"> in order to fire.</text:span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2:14:06.415000000</dc:date>
    <meta:editing-duration>PT14H31S</meta:editing-duration>
    <meta:editing-cycles>71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51" meta:word-count="566" meta:character-count="3082" meta:non-whitespace-character-count="2599"/>
  </office:meta>
</office:document-meta>
</file>